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2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2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2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2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2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2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2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31" style:family="paragraph" style:parent-style-name="Heading_20_1" style:master-page-name="First_20_Page">
      <style:paragraph-properties style:page-number="auto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" officeooo:rsid="002db799" officeooo:paragraph-rsid="002ccec6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0277aa3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3a5b" officeooo:paragraph-rsid="00563a5b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56fe29" style:font-name-complex="Times New Roman2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68ef08" style:font-name-complex="Times New Roman2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1f1a0" officeooo:paragraph-rsid="0071f1a0" style:font-name-complex="Times New Roman2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16d" officeooo:paragraph-rsid="0072916d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bc9" officeooo:paragraph-rsid="00729bc9" style:font-name-complex="Times New Roman2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8d5573" officeooo:paragraph-rsid="008d5573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03017" officeooo:paragraph-rsid="00903017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1354" officeooo:paragraph-rsid="00931354" style:font-name-complex="Times New Roman2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36ef" officeooo:paragraph-rsid="009336ef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e8ba" officeooo:paragraph-rsid="0093e8ba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7c7a1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98259" style:font-name-complex="Times New Roman2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ba5eeb" style:font-name-complex="Times New Roman2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5a7a" officeooo:paragraph-rsid="009b5a7a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9ba5a8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ce429f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6477" officeooo:paragraph-rsid="009d6477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a66b" officeooo:paragraph-rsid="009da66b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9f0090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86289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officeooo:paragraph-rsid="006a04e1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officeooo:paragraph-rsid="0063bb0f" style:font-name-complex="Times New Roman2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officeooo:rsid="005bd30c" officeooo:paragraph-rsid="005bd30c" style:font-name-complex="Times New Roman2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officeooo:rsid="00655fea" officeooo:paragraph-rsid="00655fea" style:font-name-complex="Times New Roman2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officeooo:rsid="00657274" officeooo:paragraph-rsid="00657274" style:font-name-complex="Times New Roman2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officeooo:rsid="0075f8fc" officeooo:paragraph-rsid="0076ac1e" style:font-name-complex="Times New Roman2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officeooo:rsid="00791ba0" officeooo:paragraph-rsid="00791ba0" style:font-name-complex="Times New Roman2" style:font-size-complex="12pt"/>
    </style:style>
    <style:style style:name="P63" style:family="paragraph" style:parent-style-name="Standard">
      <style:text-properties officeooo:paragraph-rsid="00a49c18"/>
    </style:style>
    <style:style style:name="P64" style:family="paragraph" style:parent-style-name="Standard">
      <style:text-properties fo:font-weight="bold" officeooo:paragraph-rsid="00a49c18" style:font-weight-asian="bold" style:font-weight-complex="bold"/>
    </style:style>
    <style:style style:name="P65" style:family="paragraph" style:parent-style-name="Standard">
      <style:text-properties officeooo:paragraph-rsid="00a59e28"/>
    </style:style>
    <style:style style:name="P66" style:family="paragraph" style:parent-style-name="Standard">
      <style:text-properties officeooo:rsid="00a72535" officeooo:paragraph-rsid="00a72535"/>
    </style:style>
    <style:style style:name="P67" style:family="paragraph" style:parent-style-name="Standard">
      <style:text-properties officeooo:rsid="00a997da" officeooo:paragraph-rsid="00a997da"/>
    </style:style>
    <style:style style:name="P68" style:family="paragraph" style:parent-style-name="Standard">
      <style:text-properties officeooo:rsid="00ae8b98" officeooo:paragraph-rsid="00ae8b98"/>
    </style:style>
    <style:style style:name="P69" style:family="paragraph" style:parent-style-name="Standard">
      <style:text-properties officeooo:rsid="00ae8b98" officeooo:paragraph-rsid="00b1f64f"/>
    </style:style>
    <style:style style:name="P70" style:family="paragraph" style:parent-style-name="Standard">
      <style:text-properties officeooo:rsid="00b22f49" officeooo:paragraph-rsid="00b22f49"/>
    </style:style>
    <style:style style:name="P71" style:family="paragraph" style:parent-style-name="Standard">
      <style:text-properties officeooo:rsid="00bf1f18" officeooo:paragraph-rsid="00bf1f18"/>
    </style:style>
    <style:style style:name="P72" style:family="paragraph" style:parent-style-name="Standard">
      <style:text-properties officeooo:rsid="00c58eef" officeooo:paragraph-rsid="00c58eef"/>
    </style:style>
    <style:style style:name="P73" style:family="paragraph" style:parent-style-name="Standard">
      <style:text-properties officeooo:rsid="00cb8af9" officeooo:paragraph-rsid="00cb8af9"/>
    </style:style>
    <style:style style:name="P74" style:family="paragraph" style:parent-style-name="Standard">
      <style:text-properties officeooo:rsid="00cf15c2" officeooo:paragraph-rsid="00cf15c2"/>
    </style:style>
    <style:style style:name="P75" style:family="paragraph" style:parent-style-name="Standard">
      <style:text-properties officeooo:rsid="00d22845" officeooo:paragraph-rsid="00d22845"/>
    </style:style>
    <style:style style:name="P76" style:family="paragraph" style:parent-style-name="Standard">
      <style:text-properties officeooo:rsid="00d4db4f" officeooo:paragraph-rsid="00d4db4f"/>
    </style:style>
    <style:style style:name="P77" style:family="paragraph" style:parent-style-name="Standard">
      <style:text-properties officeooo:rsid="00da1c2e" officeooo:paragraph-rsid="00da1c2e"/>
    </style:style>
    <style:style style:name="P78" style:family="paragraph" style:parent-style-name="Standard">
      <style:text-properties officeooo:rsid="00dba4f1" officeooo:paragraph-rsid="00dba4f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style:font-name-complex="Times New Roman2" style:font-size-complex="12pt" text:display="none"/>
    </style:style>
    <style:style style:name="T5" style:family="text">
      <style:text-properties officeooo:rsid="001f3805" style:font-name-complex="Times New Roman2" style:font-size-complex="12pt"/>
    </style:style>
    <style:style style:name="T6" style:family="text">
      <style:text-properties officeooo:rsid="00807e77" style:font-name-complex="Times New Roman2" style:font-size-complex="12pt"/>
    </style:style>
    <style:style style:name="T7" style:family="text">
      <style:text-properties officeooo:rsid="00835422" style:font-name-complex="Times New Roman2" style:font-size-complex="12pt"/>
    </style:style>
    <style:style style:name="T8" style:family="text">
      <style:text-properties officeooo:rsid="0084c96e" style:font-name-complex="Times New Roman2" style:font-size-complex="12pt"/>
    </style:style>
    <style:style style:name="T9" style:family="text">
      <style:text-properties officeooo:rsid="00854242" style:font-name-complex="Times New Roman2" style:font-size-complex="12pt"/>
    </style:style>
    <style:style style:name="T10" style:family="text">
      <style:text-properties officeooo:rsid="0085b646" style:font-name-complex="Times New Roman2" style:font-size-complex="12pt"/>
    </style:style>
    <style:style style:name="T11" style:family="text">
      <style:text-properties officeooo:rsid="0086f32e" style:font-name-complex="Times New Roman2" style:font-size-complex="12pt"/>
    </style:style>
    <style:style style:name="T12" style:family="text">
      <style:text-properties officeooo:rsid="00880cf1" style:font-name-complex="Times New Roman2" style:font-size-complex="12pt"/>
    </style:style>
    <style:style style:name="T13" style:family="text">
      <style:text-properties officeooo:rsid="008921b7" style:font-name-complex="Times New Roman2" style:font-size-complex="12pt"/>
    </style:style>
    <style:style style:name="T14" style:family="text">
      <style:text-properties officeooo:rsid="008aa771" style:font-name-complex="Times New Roman2" style:font-size-complex="12pt"/>
    </style:style>
    <style:style style:name="T15" style:family="text">
      <style:text-properties fo:font-style="italic" style:font-style-asian="italic" style:font-name-complex="Times New Roman2" style:font-size-complex="12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4ad77" style:font-style-asian="italic" style:font-style-complex="italic"/>
    </style:style>
    <style:style style:name="T18" style:family="text">
      <style:text-properties fo:font-style="italic" officeooo:rsid="00533941" style:font-style-asian="italic" style:font-style-complex="italic"/>
    </style:style>
    <style:style style:name="T19" style:family="text">
      <style:text-properties fo:color="#ff0000" loext:opacity="100%" style:font-name-complex="Times New Roman2" style:font-size-complex="12pt"/>
    </style:style>
    <style:style style:name="T20" style:family="text">
      <style:text-properties fo:color="#ff0000" loext:opacity="100%" style:font-name="Transliteration1" style:font-name-complex="Times New Roman2" style:font-size-complex="12pt"/>
    </style:style>
    <style:style style:name="T21" style:family="text">
      <style:text-properties fo:font-weight="bold" style:font-weight-asian="bold" style:font-name-complex="Times New Roman2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33941" style:font-weight-asian="bold" style:font-weight-complex="bold"/>
    </style:style>
    <style:style style:name="T24" style:family="text">
      <style:text-properties fo:font-weight="bold" officeooo:rsid="00703600" style:font-weight-asian="bold" style:font-weight-complex="bold"/>
    </style:style>
    <style:style style:name="T25" style:family="text">
      <style:text-properties style:font-name="Transliteration1" style:font-name-complex="Times New Roman2" style:font-size-complex="12pt"/>
    </style:style>
    <style:style style:name="T26" style:family="text">
      <style:text-properties style:font-name="Transliteration1" officeooo:rsid="000e4ff1" style:font-name-complex="Times New Roman2" style:font-size-complex="12pt"/>
    </style:style>
    <style:style style:name="T27" style:family="text">
      <style:text-properties style:font-name="Transliteration1" officeooo:rsid="00111b46" style:font-name-complex="Times New Roman2" style:font-size-complex="12pt"/>
    </style:style>
    <style:style style:name="T28" style:family="text">
      <style:text-properties style:font-name="Transliteration1" officeooo:rsid="0013c459" style:font-name-complex="Times New Roman2" style:font-size-complex="12pt"/>
    </style:style>
    <style:style style:name="T29" style:family="text">
      <style:text-properties style:font-name="Transliteration1" officeooo:rsid="0014cc62" style:font-name-complex="Times New Roman2" style:font-size-complex="12pt"/>
    </style:style>
    <style:style style:name="T30" style:family="text">
      <style:text-properties style:font-name="Transliteration1" officeooo:rsid="00155a14" style:font-name-complex="Times New Roman2" style:font-size-complex="12pt"/>
    </style:style>
    <style:style style:name="T31" style:family="text">
      <style:text-properties style:font-name="Transliteration1" officeooo:rsid="0019ba29" style:font-name-complex="Times New Roman2" style:font-size-complex="12pt"/>
    </style:style>
    <style:style style:name="T32" style:family="text">
      <style:text-properties style:font-name="Transliteration1" officeooo:rsid="0019dfdd" style:font-name-complex="Times New Roman2" style:font-size-complex="12pt"/>
    </style:style>
    <style:style style:name="T33" style:family="text">
      <style:text-properties style:font-name="Transliteration1" officeooo:rsid="001d0e84" style:font-name-complex="Times New Roman2" style:font-size-complex="12pt"/>
    </style:style>
    <style:style style:name="T34" style:family="text">
      <style:text-properties style:font-name="Transliteration1" officeooo:rsid="001f3805" style:font-name-complex="Times New Roman2" style:font-size-complex="12pt"/>
    </style:style>
    <style:style style:name="T35" style:family="text">
      <style:text-properties style:font-name="Transliteration1" style:text-underline-style="solid" style:text-underline-width="auto" style:text-underline-color="font-color" style:font-name-complex="Times New Roman2" style:font-size-complex="12pt"/>
    </style:style>
    <style:style style:name="T36" style:family="text">
      <style:text-properties style:font-name="Transliteration1" fo:font-weight="normal" style:font-weight-asian="normal" style:font-name-complex="Times New Roman2" style:font-size-complex="12pt" style:font-weight-complex="normal"/>
    </style:style>
    <style:style style:name="T37" style:family="text">
      <style:text-properties fo:font-weight="normal" officeooo:rsid="00174c70" style:font-weight-asian="normal" style:font-weight-complex="normal"/>
    </style:style>
    <style:style style:name="T38" style:family="text">
      <style:text-properties fo:font-weight="normal" officeooo:rsid="00193eae" style:font-weight-asian="normal" style:font-weight-complex="normal"/>
    </style:style>
    <style:style style:name="T39" style:family="text">
      <style:text-properties fo:font-weight="normal" officeooo:rsid="001944d4" style:font-weight-asian="normal" style:font-weight-complex="normal"/>
    </style:style>
    <style:style style:name="T40" style:family="text">
      <style:text-properties fo:font-weight="normal" officeooo:rsid="0019ba29" style:font-weight-asian="normal" style:font-weight-complex="normal"/>
    </style:style>
    <style:style style:name="T41" style:family="text">
      <style:text-properties fo:font-weight="normal" officeooo:rsid="001b9a2e" style:font-weight-asian="normal" style:font-weight-complex="normal"/>
    </style:style>
    <style:style style:name="T42" style:family="text">
      <style:text-properties fo:font-weight="normal" officeooo:rsid="001d0e84" style:font-weight-asian="normal" style:font-weight-complex="normal"/>
    </style:style>
    <style:style style:name="T43" style:family="text">
      <style:text-properties fo:font-weight="normal" officeooo:rsid="008aa771" style:font-weight-asian="normal" style:font-weight-complex="normal"/>
    </style:style>
    <style:style style:name="T44" style:family="text">
      <style:text-properties officeooo:rsid="001f3805"/>
    </style:style>
    <style:style style:name="T45" style:family="text">
      <style:text-properties style:font-name="Transliteration"/>
    </style:style>
    <style:style style:name="T46" style:family="text">
      <style:text-properties style:font-name="Transliteration" style:font-name-complex="Times New Roman2" style:font-size-complex="12pt"/>
    </style:style>
    <style:style style:name="T47" style:family="text">
      <style:text-properties style:font-name="Transliteration" officeooo:rsid="001f3805" style:font-name-complex="Times New Roman2" style:font-size-complex="12pt"/>
    </style:style>
    <style:style style:name="T48" style:family="text">
      <style:text-properties style:font-name="Transliteration" officeooo:rsid="0011cbd4"/>
    </style:style>
    <style:style style:name="T49" style:family="text">
      <style:text-properties style:font-name="Transliteration" officeooo:rsid="002ccec6"/>
    </style:style>
    <style:style style:name="T50" style:family="text">
      <style:text-properties style:font-name="Transliteration" officeooo:rsid="002db799"/>
    </style:style>
    <style:style style:name="T51" style:family="text">
      <style:text-properties style:font-name="Transliteration" officeooo:rsid="0053736e"/>
    </style:style>
    <style:style style:name="T52" style:family="text">
      <style:text-properties style:font-name="Transliteration" officeooo:rsid="00563a5b"/>
    </style:style>
    <style:style style:name="T53" style:family="text">
      <style:text-properties style:font-name="Transliteration" officeooo:rsid="005bd30c"/>
    </style:style>
    <style:style style:name="T54" style:family="text">
      <style:text-properties officeooo:rsid="0021e69b"/>
    </style:style>
    <style:style style:name="T55" style:family="text">
      <style:text-properties officeooo:rsid="00277aa3"/>
    </style:style>
    <style:style style:name="T56" style:family="text">
      <style:text-properties officeooo:rsid="002b7f72"/>
    </style:style>
    <style:style style:name="T57" style:family="text">
      <style:text-properties officeooo:rsid="002ccec6"/>
    </style:style>
    <style:style style:name="T58" style:family="text">
      <style:text-properties officeooo:rsid="002db799"/>
    </style:style>
    <style:style style:name="T59" style:family="text">
      <style:text-properties officeooo:rsid="00329a96"/>
    </style:style>
    <style:style style:name="T60" style:family="text">
      <style:text-properties officeooo:rsid="0033fc6e"/>
    </style:style>
    <style:style style:name="T61" style:family="text">
      <style:text-properties officeooo:rsid="00355c3a"/>
    </style:style>
    <style:style style:name="T62" style:family="text">
      <style:text-properties officeooo:rsid="00367ed7"/>
    </style:style>
    <style:style style:name="T63" style:family="text">
      <style:text-properties officeooo:rsid="00373aa1"/>
    </style:style>
    <style:style style:name="T64" style:family="text">
      <style:text-properties officeooo:rsid="0038d159"/>
    </style:style>
    <style:style style:name="T65" style:family="text">
      <style:text-properties officeooo:rsid="003a9009"/>
    </style:style>
    <style:style style:name="T66" style:family="text">
      <style:text-properties officeooo:rsid="003e4dc5"/>
    </style:style>
    <style:style style:name="T67" style:family="text">
      <style:text-properties officeooo:rsid="0042cf0d"/>
    </style:style>
    <style:style style:name="T68" style:family="text">
      <style:text-properties officeooo:rsid="00455055"/>
    </style:style>
    <style:style style:name="T69" style:family="text">
      <style:text-properties officeooo:rsid="004731a0"/>
    </style:style>
    <style:style style:name="T70" style:family="text">
      <style:text-properties officeooo:rsid="004a67f7"/>
    </style:style>
    <style:style style:name="T71" style:family="text">
      <style:text-properties officeooo:rsid="004bfad4"/>
    </style:style>
    <style:style style:name="T72" style:family="text">
      <style:text-properties officeooo:rsid="004df350"/>
    </style:style>
    <style:style style:name="T73" style:family="text">
      <style:text-properties officeooo:rsid="004eeb08"/>
    </style:style>
    <style:style style:name="T74" style:family="text">
      <style:text-properties officeooo:rsid="0050cf51"/>
    </style:style>
    <style:style style:name="T75" style:family="text">
      <style:text-properties officeooo:rsid="0050ff86"/>
    </style:style>
    <style:style style:name="T76" style:family="text">
      <style:text-properties officeooo:rsid="00515f5b"/>
    </style:style>
    <style:style style:name="T77" style:family="text">
      <style:text-properties officeooo:rsid="00533941"/>
    </style:style>
    <style:style style:name="T78" style:family="text">
      <style:text-properties officeooo:rsid="0054ad77"/>
    </style:style>
    <style:style style:name="T79" style:family="text">
      <style:text-properties fo:font-style="normal" officeooo:rsid="00533941" style:font-style-asian="normal" style:font-style-complex="normal"/>
    </style:style>
    <style:style style:name="T80" style:family="text">
      <style:text-properties officeooo:rsid="0056446f"/>
    </style:style>
    <style:style style:name="T81" style:family="text">
      <style:text-properties officeooo:rsid="0056fe29"/>
    </style:style>
    <style:style style:name="T82" style:family="text">
      <style:text-properties officeooo:rsid="0057a3cb"/>
    </style:style>
    <style:style style:name="T83" style:family="text">
      <style:text-properties officeooo:rsid="00593997"/>
    </style:style>
    <style:style style:name="T84" style:family="text">
      <style:text-properties officeooo:rsid="005a27c1"/>
    </style:style>
    <style:style style:name="T85" style:family="text">
      <style:text-properties officeooo:rsid="005b3f93"/>
    </style:style>
    <style:style style:name="T86" style:family="text">
      <style:text-properties officeooo:rsid="005bd30c"/>
    </style:style>
    <style:style style:name="T87" style:family="text">
      <style:text-properties officeooo:rsid="005da1d2"/>
    </style:style>
    <style:style style:name="T88" style:family="text">
      <style:text-properties officeooo:rsid="00622cb0"/>
    </style:style>
    <style:style style:name="T89" style:family="text">
      <style:text-properties officeooo:rsid="0062f03c"/>
    </style:style>
    <style:style style:name="T90" style:family="text">
      <style:text-properties officeooo:rsid="0063bb0f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officeooo:rsid="0063bb0f"/>
    </style:style>
    <style:style style:name="T93" style:family="text">
      <style:text-properties style:font-name="Times New Roman" officeooo:rsid="00355c3a"/>
    </style:style>
    <style:style style:name="T94" style:family="text">
      <style:text-properties style:font-name="Times New Roman" fo:font-weight="bold" style:font-weight-asian="bold" style:font-weight-complex="bold"/>
    </style:style>
    <style:style style:name="T95" style:family="text">
      <style:text-properties style:font-name="Times New Roman" fo:font-weight="bold" style:font-weight-asian="bold" style:font-name-complex="Times New Roman2" style:font-size-complex="12pt" style:font-weight-complex="bold"/>
    </style:style>
    <style:style style:name="T96" style:family="text">
      <style:text-properties style:font-name="Times New Roman" fo:font-weight="bold" officeooo:rsid="00a2f101" style:font-weight-asian="bold" style:font-name-complex="Times New Roman2" style:font-size-complex="12pt" style:font-weight-complex="bold"/>
    </style:style>
    <style:style style:name="T97" style:family="text">
      <style:text-properties style:font-name="Times New Roman" fo:font-weight="bold" officeooo:rsid="00c5262f" style:font-weight-asian="bold" style:font-name-complex="Times New Roman2" style:font-size-complex="12pt" style:font-weight-complex="bold"/>
    </style:style>
    <style:style style:name="T98" style:family="text">
      <style:text-properties style:font-name="Times New Roman" fo:font-weight="bold" officeooo:rsid="00b1f64f" style:font-weight-asian="bold" style:font-name-complex="Times New Roman2" style:font-size-complex="12pt" style:font-weight-complex="bold"/>
    </style:style>
    <style:style style:name="T99" style:family="text">
      <style:text-properties style:font-name="Times New Roman" fo:font-weight="bold" officeooo:rsid="00d4db4f" style:font-weight-asian="bold" style:font-name-complex="Times New Roman2" style:font-size-complex="12pt" style:font-weight-complex="bold"/>
    </style:style>
    <style:style style:name="T100" style:family="text">
      <style:text-properties style:font-name="Times New Roman" officeooo:rsid="006d7581"/>
    </style:style>
    <style:style style:name="T101" style:family="text">
      <style:text-properties style:font-name="Times New Roman" officeooo:rsid="0076ac1e"/>
    </style:style>
    <style:style style:name="T102" style:family="text">
      <style:text-properties style:font-name="Times New Roman" officeooo:rsid="007ade7a"/>
    </style:style>
    <style:style style:name="T103" style:family="text">
      <style:text-properties style:font-name="Times New Roman" officeooo:rsid="007bc110"/>
    </style:style>
    <style:style style:name="T104" style:family="text">
      <style:text-properties style:font-name="Times New Roman" officeooo:rsid="007d6dec"/>
    </style:style>
    <style:style style:name="T105" style:family="text">
      <style:text-properties style:font-name="Times New Roman" officeooo:rsid="008c6f62"/>
    </style:style>
    <style:style style:name="T106" style:family="text">
      <style:text-properties style:font-name="Times New Roman" style:font-name-complex="Times New Roman2" style:font-size-complex="12pt"/>
    </style:style>
    <style:style style:name="T107" style:family="text">
      <style:text-properties style:font-name="Times New Roman" officeooo:rsid="00355c3a" style:font-name-complex="Times New Roman2" style:font-size-complex="12pt"/>
    </style:style>
    <style:style style:name="T108" style:family="text">
      <style:text-properties style:font-name="Times New Roman" officeooo:rsid="00a1a9ef" style:font-name-complex="Times New Roman2" style:font-size-complex="12pt"/>
    </style:style>
    <style:style style:name="T109" style:family="text">
      <style:text-properties style:font-name="Times New Roman" officeooo:rsid="00a2f101" style:font-name-complex="Times New Roman2" style:font-size-complex="12pt"/>
    </style:style>
    <style:style style:name="T110" style:family="text">
      <style:text-properties style:font-name="Times New Roman" officeooo:rsid="00277aa3" style:font-name-complex="Times New Roman2" style:font-size-complex="12pt"/>
    </style:style>
    <style:style style:name="T111" style:family="text">
      <style:text-properties style:font-name="Times New Roman" officeooo:rsid="00a7607e" style:font-name-complex="Times New Roman2" style:font-size-complex="12pt"/>
    </style:style>
    <style:style style:name="T112" style:family="text">
      <style:text-properties style:font-name="Times New Roman" officeooo:rsid="00a8fbfc" style:font-name-complex="Times New Roman2" style:font-size-complex="12pt"/>
    </style:style>
    <style:style style:name="T113" style:family="text">
      <style:text-properties style:font-name="Times New Roman" officeooo:rsid="00a9c9f2" style:font-name-complex="Times New Roman2" style:font-size-complex="12pt"/>
    </style:style>
    <style:style style:name="T114" style:family="text">
      <style:text-properties style:font-name="Times New Roman" officeooo:rsid="00ab5853" style:font-name-complex="Times New Roman2" style:font-size-complex="12pt"/>
    </style:style>
    <style:style style:name="T115" style:family="text">
      <style:text-properties style:font-name="Times New Roman" officeooo:rsid="00b18fb3" style:font-name-complex="Times New Roman2" style:font-size-complex="12pt"/>
    </style:style>
    <style:style style:name="T116" style:family="text">
      <style:text-properties style:font-name="Times New Roman" officeooo:rsid="00b1f64f" style:font-name-complex="Times New Roman2" style:font-size-complex="12pt"/>
    </style:style>
    <style:style style:name="T117" style:family="text">
      <style:text-properties style:font-name="Times New Roman" officeooo:rsid="00b886e4" style:font-name-complex="Times New Roman2" style:font-size-complex="12pt"/>
    </style:style>
    <style:style style:name="T118" style:family="text">
      <style:text-properties style:font-name="Times New Roman" officeooo:rsid="00bd2ec3" style:font-name-complex="Times New Roman2" style:font-size-complex="12pt"/>
    </style:style>
    <style:style style:name="T119" style:family="text">
      <style:text-properties style:font-name="Times New Roman" officeooo:rsid="00c182d2" style:font-name-complex="Times New Roman2" style:font-size-complex="12pt"/>
    </style:style>
    <style:style style:name="T120" style:family="text">
      <style:text-properties style:font-name="Times New Roman" officeooo:rsid="00c36dbc" style:font-name-complex="Times New Roman2" style:font-size-complex="12pt"/>
    </style:style>
    <style:style style:name="T121" style:family="text">
      <style:text-properties style:font-name="Times New Roman" officeooo:rsid="00c44259" style:font-name-complex="Times New Roman2" style:font-size-complex="12pt"/>
    </style:style>
    <style:style style:name="T122" style:family="text">
      <style:text-properties style:font-name="Times New Roman" officeooo:rsid="00c5262f" style:font-name-complex="Times New Roman2" style:font-size-complex="12pt"/>
    </style:style>
    <style:style style:name="T123" style:family="text">
      <style:text-properties style:font-name="Times New Roman" officeooo:rsid="00cb8af9" style:font-name-complex="Times New Roman2" style:font-size-complex="12pt"/>
    </style:style>
    <style:style style:name="T124" style:family="text">
      <style:text-properties style:font-name="Times New Roman" officeooo:rsid="00ccd5b9" style:font-name-complex="Times New Roman2" style:font-size-complex="12pt"/>
    </style:style>
    <style:style style:name="T125" style:family="text">
      <style:text-properties style:font-name="Times New Roman" officeooo:rsid="00cf2862" style:font-name-complex="Times New Roman2" style:font-size-complex="12pt"/>
    </style:style>
    <style:style style:name="T126" style:family="text">
      <style:text-properties style:font-name="Times New Roman" officeooo:rsid="00cf3054" style:font-name-complex="Times New Roman2" style:font-size-complex="12pt"/>
    </style:style>
    <style:style style:name="T127" style:family="text">
      <style:text-properties style:font-name="Times New Roman" officeooo:rsid="00d4db4f" style:font-name-complex="Times New Roman2" style:font-size-complex="12pt"/>
    </style:style>
    <style:style style:name="T128" style:family="text">
      <style:text-properties style:font-name="Times New Roman" officeooo:rsid="00d5d417" style:font-name-complex="Times New Roman2" style:font-size-complex="12pt"/>
    </style:style>
    <style:style style:name="T129" style:family="text">
      <style:text-properties style:font-name="Times New Roman" officeooo:rsid="00d748f6" style:font-name-complex="Times New Roman2" style:font-size-complex="12pt"/>
    </style:style>
    <style:style style:name="T130" style:family="text">
      <style:text-properties style:font-name="Times New Roman" officeooo:rsid="00a1a9ef"/>
    </style:style>
    <style:style style:name="T131" style:family="text">
      <style:text-properties style:font-name="Times New Roman" officeooo:rsid="00277aa3"/>
    </style:style>
    <style:style style:name="T132" style:family="text">
      <style:text-properties style:font-name="Times New Roman" officeooo:rsid="00a49c18"/>
    </style:style>
    <style:style style:name="T133" style:family="text">
      <style:text-properties officeooo:rsid="0065b808"/>
    </style:style>
    <style:style style:name="T134" style:family="text">
      <style:text-properties officeooo:rsid="006715a5"/>
    </style:style>
    <style:style style:name="T135" style:family="text">
      <style:text-properties officeooo:rsid="0068216e"/>
    </style:style>
    <style:style style:name="T136" style:family="text">
      <style:text-properties officeooo:rsid="0068ef08"/>
    </style:style>
    <style:style style:name="T137" style:family="text">
      <style:text-properties style:font-name="Transliteration" officeooo:rsid="0068ef08"/>
    </style:style>
    <style:style style:name="T138" style:family="text">
      <style:text-properties style:font-name="Transliteration" officeooo:rsid="00a9c9f2" style:font-name-complex="Times New Roman2" style:font-size-complex="12pt"/>
    </style:style>
    <style:style style:name="T139" style:family="text">
      <style:text-properties officeooo:rsid="006a04e1"/>
    </style:style>
    <style:style style:name="T140" style:family="text">
      <style:text-properties officeooo:rsid="006d7581"/>
    </style:style>
    <style:style style:name="T141" style:family="text">
      <style:text-properties officeooo:rsid="006e6c57"/>
    </style:style>
    <style:style style:name="T142" style:family="text">
      <style:text-properties officeooo:rsid="00703600"/>
    </style:style>
    <style:style style:name="T143" style:family="text">
      <style:text-properties officeooo:rsid="0072916d"/>
    </style:style>
    <style:style style:name="T144" style:family="text">
      <style:text-properties officeooo:rsid="00729bc9"/>
    </style:style>
    <style:style style:name="T145" style:family="text">
      <style:text-properties officeooo:rsid="00737f41"/>
    </style:style>
    <style:style style:name="T146" style:family="text">
      <style:text-properties officeooo:rsid="00744dab"/>
    </style:style>
    <style:style style:name="T147" style:family="text">
      <style:text-properties officeooo:rsid="0076ac1e"/>
    </style:style>
    <style:style style:name="T148" style:family="text">
      <style:text-properties officeooo:rsid="00778fc2"/>
    </style:style>
    <style:style style:name="T149" style:family="text">
      <style:text-properties officeooo:rsid="00786c77"/>
    </style:style>
    <style:style style:name="T150" style:family="text">
      <style:text-properties officeooo:rsid="00791ba0"/>
    </style:style>
    <style:style style:name="T151" style:family="text">
      <style:text-properties officeooo:rsid="007a0d7e"/>
    </style:style>
    <style:style style:name="T152" style:family="text">
      <style:text-properties officeooo:rsid="007ade7a"/>
    </style:style>
    <style:style style:name="T153" style:family="text">
      <style:text-properties officeooo:rsid="007bc110"/>
    </style:style>
    <style:style style:name="T154" style:family="text">
      <style:text-properties officeooo:rsid="00854242"/>
    </style:style>
    <style:style style:name="T155" style:family="text">
      <style:text-properties officeooo:rsid="0086f32e"/>
    </style:style>
    <style:style style:name="T156" style:family="text">
      <style:text-properties officeooo:rsid="00880cf1"/>
    </style:style>
    <style:style style:name="T157" style:family="text">
      <style:text-properties officeooo:rsid="008c6f62"/>
    </style:style>
    <style:style style:name="T158" style:family="text">
      <style:text-properties officeooo:rsid="008e4b07"/>
    </style:style>
    <style:style style:name="T159" style:family="text">
      <style:text-properties officeooo:rsid="00913b05"/>
    </style:style>
    <style:style style:name="T160" style:family="text">
      <style:text-properties officeooo:rsid="009336ef"/>
    </style:style>
    <style:style style:name="T161" style:family="text">
      <style:text-properties officeooo:rsid="0093e8ba"/>
    </style:style>
    <style:style style:name="T162" style:family="text">
      <style:text-properties officeooo:rsid="0094ed0f"/>
    </style:style>
    <style:style style:name="T163" style:family="text">
      <style:text-properties officeooo:rsid="0097c7a1"/>
    </style:style>
    <style:style style:name="T164" style:family="text">
      <style:text-properties officeooo:rsid="00998259"/>
    </style:style>
    <style:style style:name="T165" style:family="text">
      <style:text-properties officeooo:rsid="009b5a7a"/>
    </style:style>
    <style:style style:name="T166" style:family="text">
      <style:text-properties officeooo:rsid="009ba5a8"/>
    </style:style>
    <style:style style:name="T167" style:family="text">
      <style:text-properties officeooo:rsid="009d63ae"/>
    </style:style>
    <style:style style:name="T168" style:family="text">
      <style:text-properties officeooo:rsid="009d6477"/>
    </style:style>
    <style:style style:name="T169" style:family="text">
      <style:text-properties officeooo:rsid="009da66b"/>
    </style:style>
    <style:style style:name="T170" style:family="text">
      <style:text-properties officeooo:rsid="009f0090"/>
    </style:style>
    <style:style style:name="T171" style:family="text">
      <style:text-properties officeooo:rsid="00ab16c5"/>
    </style:style>
    <style:style style:name="T172" style:family="text">
      <style:text-properties officeooo:rsid="00abeefd"/>
    </style:style>
    <style:style style:name="T173" style:family="text">
      <style:text-properties officeooo:rsid="00ae8b98"/>
    </style:style>
    <style:style style:name="T174" style:family="text">
      <style:text-properties officeooo:rsid="00b3e0f7"/>
    </style:style>
    <style:style style:name="T175" style:family="text">
      <style:text-properties officeooo:rsid="00b7f023"/>
    </style:style>
    <style:style style:name="T176" style:family="text">
      <style:text-properties officeooo:rsid="00ba5eeb"/>
    </style:style>
    <style:style style:name="T177" style:family="text">
      <style:text-properties officeooo:rsid="00bbd1c6"/>
    </style:style>
    <style:style style:name="T178" style:family="text">
      <style:text-properties officeooo:rsid="00bf1f18"/>
    </style:style>
    <style:style style:name="T179" style:family="text">
      <style:text-properties officeooo:rsid="00c182d2"/>
    </style:style>
    <style:style style:name="T180" style:family="text">
      <style:text-properties officeooo:rsid="00c44259"/>
    </style:style>
    <style:style style:name="T181" style:family="text">
      <style:text-properties officeooo:rsid="00c5a18b"/>
    </style:style>
    <style:style style:name="T182" style:family="text">
      <style:text-properties officeooo:rsid="00c6dfe5"/>
    </style:style>
    <style:style style:name="T183" style:family="text">
      <style:text-properties officeooo:rsid="00c78998"/>
    </style:style>
    <style:style style:name="T184" style:family="text">
      <style:text-properties officeooo:rsid="00ca0468"/>
    </style:style>
    <style:style style:name="T185" style:family="text">
      <style:text-properties officeooo:rsid="00cb8af9"/>
    </style:style>
    <style:style style:name="T186" style:family="text">
      <style:text-properties officeooo:rsid="00ce429f"/>
    </style:style>
    <style:style style:name="T187" style:family="text">
      <style:text-properties officeooo:rsid="00cec498"/>
    </style:style>
    <style:style style:name="T188" style:family="text">
      <style:text-properties officeooo:rsid="00cf15c2"/>
    </style:style>
    <style:style style:name="T189" style:family="text">
      <style:text-properties officeooo:rsid="00cf3054"/>
    </style:style>
    <style:style style:name="T190" style:family="text">
      <style:text-properties officeooo:rsid="00d0361f"/>
    </style:style>
    <style:style style:name="T191" style:family="text">
      <style:text-properties officeooo:rsid="00d4ad62"/>
    </style:style>
    <style:style style:name="T192" style:family="text">
      <style:text-properties officeooo:rsid="00d86289"/>
    </style:style>
    <style:style style:name="T193" style:family="text">
      <style:text-properties officeooo:rsid="00dba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The Story of Wenamun (P. Moscow 120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6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4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6">Sources</text:p>
      <text:p text:style-name="P5"/>
      <text:p text:style-name="P14"><text:span text:style-name="T3">[G]<text:tab/><text:tab/>V. “The Misfortunes of Wenamun.” </text:span><text:span text:style-name="T15">Late-Egyptian Stories. </text:span><text:span text:style-name="T3">Bibliotheca Aegyptiaca 1. Brussels: Fondation Égyptologique Reine Élisabeth (1932), 61–76.</text:span></text:p>
      <text:p text:style-name="P5"/>
      <text:p text:style-name="P14"><text:span text:style-name="T3">[R]<text:tab/><text:tab/>“P. Moscou 120; Ounamon ( = LESt 05).” </text:span><text:span text:style-name="T15">Ramses Online</text:span><text:span text:style-name="T3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3">http://ramses.ulg.ac.be/text/legacy/188</text:span></text:span></text:a></text:p>
      <text:p text:style-name="P5"/>
      <text:p text:style-name="P5"/>
      <text:p text:style-name="P16">Other References</text:p>
      <text:p text:style-name="P16"/>
      <text:p text:style-name="P14"><text:span text:style-name="T3">[J]<text:tab/><text:tab/>F. Junge. </text:span><text:span text:style-name="T15">Late Egyptian Grammar: An Introduction</text:span><text:span text:style-name="T3">. 2nd English Ed. Trans. D. Warburton. Griffith Institute, Oxford (2005).</text:span></text:p>
      <text:p text:style-name="P5"/>
      <text:p text:style-name="P14"><text:span text:style-name="T3">[L]<text:tab/><text:tab/></text:span><text:span text:style-name="T15">A Dictionary of Late Egyptian</text:span><text:span text:style-name="T3">. Ed. L. H. Lesko. Collab. Ed. B. S. Lesko. 2nd Edition. </text:span><text:span text:style-name="T4">. </text:span><text:span text:style-name="T3">Vol</text:span><text:span text:style-name="T6">s</text:span><text:span text:style-name="T3">. I–</text:span><text:span text:style-name="T6">II</text:span><text:span text:style-name="T3">. B. C. Scribe Publications (2002).</text:span></text:p>
      <text:p text:style-name="P5"/>
      <text:p text:style-name="P14"><text:span text:style-name="T3">[Li]<text:tab/><text:tab/>“The Report of Wenamun (1.41): P. Moscow 120.” Trans. M. Lichtheim. In Part Seven of </text:span><text:span text:style-name="T15">Ancient Egyptian Literature</text:span><text:span text:style-name="T3">, Vol. II: </text:span><text:span text:style-name="T15">The New Kingdom.</text:span><text:span text:style-name="T3"> Berkeley: University of California Press (2006), 224–230.</text:span></text:p>
      <text:p text:style-name="P5"/>
      <text:p text:style-name="P14"><text:span text:style-name="T3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3">https://mqtrinh.github.io/other/egyptian/hieratic/roberson-j-a_very-brief-intro-to-hieratic.pdf</text:span></text:span></text:a></text:p>
      <text:p text:style-name="P5"/>
      <text:p text:style-name="P14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5"/>
      <text:p text:style-name="P14"><text:soft-page-break/><text:span text:style-name="T3">[W]<text:tab/><text:tab/>“The Report of Wenamon.” Trans. E. Wente. In </text:span><text:span text:style-name="T15">The Literature of Ancient Egypt</text:span><text:span text:style-name="T3">. Ed. W. K. Simpson. 3rd Ed. New Haven: Yale University Press (2003), 116–124.</text:span></text:p>
      <text:p text:style-name="P5"/>
      <text:p text:style-name="P5"/>
      <text:p text:style-name="P14"><text:span text:style-name="T19">Red</text:span><text:span text:style-name="T3"> denotes rubric text in P. Moscow 120.</text:span></text:p>
      <text:p text:style-name="P18">1/12/25</text:p>
      <text:p text:style-name="P17"/>
      <text:p text:style-name="P17"/>
      <text:p text:style-name="P14"><text:span text:style-name="T25">(1.1) </text:span><text:span text:style-name="T20">[Hsb.t] 5 Abd 4 Smw sw 16</text:span></text:p>
      <text:p text:style-name="P21"/>
      <text:p text:style-name="P22">hrw n wDy.(t) iir smsm hAy Wn-Imn n Pr Imn (1.2) [Nsw.t Nb] &amp;Awy</text:p>
      <text:p text:style-name="P22"/>
      <text:p text:style-name="P14"><text:span text:style-name="T25">r [ini.t tA] T.t n pA WiA aA ^psy n Imn-Ra Nsw.t Ntr.w nty Hr tp [</text:span><text:span text:style-name="T3">…</text:span><text:span text:style-name="T25">]</text:span></text:p>
      <text:p text:style-name="P22"/>
      <text:p text:style-name="P14"><text:span text:style-name="T25">(1.3) [</text:span><text:span text:style-name="T3">…</text:span><text:span text:style-name="T25">Imn]-Wsr-@A.t</text:span></text:p>
      <text:p text:style-name="P22"/>
      <text:p text:style-name="P22"/>
      <text:p text:style-name="P14"><text:span text:style-name="T21">(1.1) </text:span><text:span text:style-name="T19">[Regnal year] 5, month 4 of summer, day 16:</text:span><text:span text:style-name="T3"> </text:span></text:p>
      <text:p text:style-name="P5"/>
      <text:p text:style-name="P14"><text:span text:style-name="T3">Day of the departure that the elder [of the] portal [</text:span><text:span text:style-name="T15">idaafa</text:span><text:span text:style-name="T3">], Wenamun, made [</text:span><text:span text:style-name="T15">relative</text:span><text:span text:style-name="T3">] from the house of Amun, </text:span><text:span text:style-name="T21">(1.2)</text:span><text:span text:style-name="T3"> [Lord of] the Two Lands,</text:span></text:p>
      <text:p text:style-name="P5"/>
      <text:p text:style-name="P5">to [bring] the timber for the Great Venerable Bark of Amun-Re, King of the Gods, which is at the head […]</text:p>
      <text:p text:style-name="P5"/>
      <text:p text:style-name="P14"><text:span text:style-name="T21">(1.3)</text:span><text:span text:style-name="T3"> […Amun]-Userhat:</text:span></text:p>
      <text:p text:style-name="P5"/>
      <text:p text:style-name="P5"/>
      <text:p text:style-name="P17">1/26/25</text:p>
      <text:p text:style-name="P5"/>
      <text:p text:style-name="P5"/>
      <text:p text:style-name="P22">hrw n spr iir=i r +an.t r pA (1.4) [nty Ns-%w-BA-Nb]-+d &amp;i-nt-Imn im</text:p>
      <text:p text:style-name="P22"/>
      <text:p text:style-name="P22">iw=i (Hr) rdi.t n=w nA wxA.w n Imn-Ra Nsw.t Ntr.w</text:p>
      <text:p text:style-name="P22"/>
      <text:p text:style-name="P22">iw=w (1.5) (Hr) rdi.t aS.tw m-bAH=w</text:p>
      <text:p text:style-name="P22"/>
      <text:p text:style-name="P22">iw=w (Hr) Dd</text:p>
      <text:p text:style-name="P22"/>
      <text:p text:style-name="P22">ir.y sp-sn m pA Dd Imn-Ra Nsw.t Ntr.w pA- (1.6) [-y.n nb]</text:p>
      <text:p text:style-name="P5"/>
      <text:p text:style-name="P5"/>
      <text:p text:style-name="P14"><text:span text:style-name="T3">Day of my departing [“departing that I made”] to Djanet [Tanis], to the </text:span><text:span text:style-name="T21">(1.4)</text:span><text:span text:style-name="T3"> [place] in which Nesubanebdjed [“He of Banebdjed” = Smendes] [and] Tentamun are.</text:span></text:p>
      <text:p text:style-name="P5"/>
      <text:p text:style-name="P14"><text:span text:style-name="T3">I am giving [</text:span><text:span text:style-name="T15">first present?</text:span><text:span text:style-name="T3">] to them the dispatches [L </text:span><text:span text:style-name="T7">I.</text:span><text:span text:style-name="T3">110] of Amun-Re, King of the Gods.</text:span></text:p>
      <text:p text:style-name="P5"/>
      <text:p text:style-name="P14"><text:span text:style-name="T3">They </text:span><text:span text:style-name="T21">(1.5)</text:span><text:span text:style-name="T3"> are causing them to be read [L </text:span><text:span text:style-name="T7">I.</text:span><text:span text:style-name="T3">78] [</text:span><text:span text:style-name="T15">passive</text:span><text:span text:style-name="T3">] in front of them.</text:span></text:p>
      <text:p text:style-name="P5"/>
      <text:p text:style-name="P5">They say:</text:p>
      <text:p text:style-name="P5"/>
      <text:p text:style-name="P14"><text:span text:style-name="T3">Yes [L </text:span><text:span text:style-name="T7">I.</text:span><text:span text:style-name="T3">37] (said twice), as the speech of Amun-Re, King of the Gods, ou- </text:span><text:span text:style-name="T21">(1.6)</text:span><text:span text:style-name="T3"> [-r lord.]</text:span></text:p>
      <text:p text:style-name="P5"/>
      <text:p text:style-name="P5"/>
      <text:p text:style-name="P17"><text:soft-page-break/>2/9/25</text:p>
      <text:p text:style-name="P5"/>
      <text:p text:style-name="P5"/>
      <text:p text:style-name="P21">iw=i (Hr) iry.&lt;t&gt; &lt;r&gt;-SAa-&lt;r&gt; Abd 4 Smw</text:p>
      <text:p text:style-name="P22"/>
      <text:p text:style-name="P22">iw=i m-Xnw +an.t</text:p>
      <text:p text:style-name="P22"/>
      <text:p text:style-name="P22">iw Ns-%w-BA-Nb-+d (1.7) &amp;i-nt-Imn [Hr] wD.(t)=i irm Hr(y)-mnS Mngbt</text:p>
      <text:p text:style-name="P22"/>
      <text:p text:style-name="P14"><text:span text:style-name="T25">iw=i hAy r (1.8) pA ym aA n #Arw </text:span><text:span text:style-name="T20">n Abd 1 Smw Hrw 1</text:span></text:p>
      <text:p text:style-name="P22"/>
      <text:p text:style-name="P22">iw=i <text:span text:style-name="T145">(</text:span>Hr<text:span text:style-name="T145">)</text:span> spr +r wa dmi n (1.9) Tkr</text:p>
      <text:p text:style-name="P5"/>
      <text:p text:style-name="P5"/>
      <text:p text:style-name="P14"><text:span text:style-name="T19">I am staying until [TLA </text:span><text:span text:style-name="T20">r-SAa-r</text:span><text:span text:style-name="T19">] month 4 of summer</text:span></text:p>
      <text:p text:style-name="P5"/>
      <text:p text:style-name="P5">I was inside Djanet.</text:p>
      <text:p text:style-name="P5"/>
      <text:p text:style-name="P14"><text:span text:style-name="T3">Then Nesubanebdjed </text:span><text:span text:style-name="T21">(1.7)</text:span><text:span text:style-name="T3"> [and] Tentamun are sending me with the overseer [of the] ship [L </text:span><text:span text:style-name="T7">I.</text:span><text:span text:style-name="T3">189], Mengebet.</text:span></text:p>
      <text:p text:style-name="P5"/>
      <text:p text:style-name="P14"><text:span text:style-name="T3">Then I went down to </text:span><text:span text:style-name="T21">(1.8)</text:span><text:span text:style-name="T3"> the great sea of Kharu [Syria] </text:span><text:span text:style-name="T19">on month 1 of summer, day 1</text:span><text:span text:style-name="T3">.</text:span></text:p>
      <text:p text:style-name="P5"/>
      <text:p text:style-name="P14"><text:span text:style-name="T3">Then I was going to Djer [Dor], a village of </text:span><text:span text:style-name="T21">(1.9)</text:span><text:span text:style-name="T3"> fortified gate[s] [L </text:span><text:span text:style-name="T7">II.</text:span><text:span text:style-name="T3">236].</text:span></text:p>
      <text:p text:style-name="P5"/>
      <text:p text:style-name="P5"/>
      <text:p text:style-name="P5"/>
      <text:p text:style-name="P17">3/2/25</text:p>
      <text:p text:style-name="P5"/>
      <text:p text:style-name="P5"/>
      <text:p text:style-name="P22">iw Bdr pAy=f wr (Hr) rdi.t ini.tw n=i</text:p>
      <text:p text:style-name="P22"/>
      <text:p text:style-name="P14"><text:span text:style-name="T25">aqw 50 irp msx.t</text:span><text:span text:style-name="T35"> </text:span><text:span text:style-name="T25">(1.10) 1[?] mAs.t n iH 1</text:span></text:p>
      <text:p text:style-name="P22"/>
      <text:p text:style-name="P22">iw wa rmT n tAy br.t <text:span text:style-name="T145">(</text:span>Hr<text:span text:style-name="T145">)</text:span> wa.r</text:p>
      <text:p text:style-name="P22"/>
      <text:p text:style-name="P22">iw TAy=f nbw (1.11) [Tbw ir.(w) n] dbn 5 HD Tbw 4 ir(w) n dbn 20 HD arf dbn 10[?]</text:p>
      <text:p text:style-name="P5"/>
      <text:p text:style-name="P5"/>
      <text:p text:style-name="P5">Then Beder, its chief, was causing to be brought to me</text:p>
      <text:p text:style-name="P5"/>
      <text:p text:style-name="P14"><text:span text:style-name="T3">50 loaves of bread, a jug [L </text:span><text:span text:style-name="T8">I.</text:span><text:span text:style-name="T3">206] [of] wine, </text:span><text:span text:style-name="T21">(1.10)</text:span><text:span text:style-name="T3"> [and] one haunch [L </text:span><text:span text:style-name="T9">I.</text:span><text:span text:style-name="T3">177] of beef.</text:span></text:p>
      <text:p text:style-name="P5"/>
      <text:p text:style-name="P5">Then a man of the barge [? boat determinative] <text:span text:style-name="T145">was fleeing</text:span> [L <text:span text:style-name="T154">I.</text:span>95].</text:p>
      <text:p text:style-name="P5"/>
      <text:p text:style-name="P14"><text:span text:style-name="T3">Then he seized a bowlful [J 359] </text:span><text:span text:style-name="T21">(1.11)</text:span><text:span text:style-name="T3"> [of gold worth] 5 [</text:span><text:span text:style-name="T15">deben</text:span><text:span text:style-name="T3">], 4 bowlfuls of silver worth 20 </text:span><text:span text:style-name="T15">deben</text:span><text:span text:style-name="T3">, 20 sacks of money [silver?] weighing 10 [Ramses: 11?] </text:span><text:span text:style-name="T15">deben</text:span><text:span text:style-name="T3">.</text:span></text:p>
      <text:p text:style-name="P5"/>
      <text:p text:style-name="P5"/>
      <text:p text:style-name="P5"><text:soft-page-break/></text:p>
      <text:p text:style-name="P17">3/16/25</text:p>
      <text:p text:style-name="P5"/>
      <text:p text:style-name="P5"/>
      <text:p text:style-name="P14"><text:span text:style-name="T25">(1.12) [</text:span><text:span text:style-name="T3">…</text:span><text:span text:style-name="T25">pA iTA]=f nbw dbn 5 HD dbn 31</text:span></text:p>
      <text:p text:style-name="P22"/>
      <text:p text:style-name="P14"><text:span text:style-name="T25">iw=i </text:span><text:span text:style-name="T32">(Hr)</text:span><text:span text:style-name="T25"> dwn m tAy dwA.w</text:span></text:p>
      <text:p text:style-name="P22"/>
      <text:p text:style-name="P14"><text:span text:style-name="T25">iw=i </text:span><text:span text:style-name="T32">(Hr)</text:span><text:span text:style-name="T25"> Smi.t r (1.13) [pA] nty pA wr n im</text:span></text:p>
      <text:p text:style-name="P22"/>
      <text:p text:style-name="P22">iw=i Dd.n=f</text:p>
      <text:p text:style-name="P22"/>
      <text:p text:style-name="P22">tw iTAy.kwi tAy=k n mr xr mntk pA wr n pAy tA xr (1.14) mntk pAy=f smty</text:p>
      <text:p text:style-name="P22"/>
      <text:p text:style-name="P22">wxA pAy=i HD</text:p>
      <text:p text:style-name="P22"/>
      <text:p text:style-name="P22">iA ir pA HD ny-sw Imn-Ra (1.15) Nsw.t Ntr.w pA Nb n NA &amp;A.wy</text:p>
      <text:p text:style-name="P5"/>
      <text:p text:style-name="P5"/>
      <text:p text:style-name="P14"><text:span text:style-name="T21">(1.12)</text:span><text:span text:style-name="T3"> […that stolen by] him: 5 deben of gold, 31 deben of silver.</text:span></text:p>
      <text:p text:style-name="P5"/>
      <text:p text:style-name="P5">Then I recovered [L <text:span text:style-name="T154">II.</text:span>243] in the morning.</text:p>
      <text:p text:style-name="P5"/>
      <text:p text:style-name="P14"><text:span text:style-name="T3">Then I went to [“against”] </text:span><text:span text:style-name="T21">(1.13)</text:span><text:span text:style-name="T3"> the one which [is] that chief [“of”] there.</text:span></text:p>
      <text:p text:style-name="P5"/>
      <text:p text:style-name="P5">Then I said to him:</text:p>
      <text:p text:style-name="P5"/>
      <text:p text:style-name="P14"><text:span text:style-name="T3">I was robbed [L </text:span><text:span text:style-name="T10">I.</text:span><text:span text:style-name="T3">224] [stative as passive] in your harbor, and, you are chief of the land, and, </text:span><text:span text:style-name="T21">(1.14)</text:span><text:span text:style-name="T3"> you are its judge [L </text:span><text:span text:style-name="T10">II.</text:span><text:span text:style-name="T3">45].</text:span></text:p>
      <text:p text:style-name="P5"/>
      <text:p text:style-name="P5">Look for my money!</text:p>
      <text:p text:style-name="P5"/>
      <text:p text:style-name="P14"><text:span text:style-name="T3">Ah [L </text:span><text:span text:style-name="T11">I.</text:span><text:span text:style-name="T3">11], as for [L </text:span><text:span text:style-name="T11">I.</text:span><text:span text:style-name="T3">37] the money that [is] of Amun-Re, </text:span><text:span text:style-name="T21">(1.15)</text:span><text:span text:style-name="T3"> King of the Gods, the Lord of the Two Lands,</text:span></text:p>
      <text:p text:style-name="P5"/>
      <text:p text:style-name="P5"/>
      <text:p text:style-name="P17">3/30/25</text:p>
      <text:p text:style-name="P5"/>
      <text:p text:style-name="P5"/>
      <text:p text:style-name="P22">ny-sw Ny-[%]w-BA-Nb-+d</text:p>
      <text:p text:style-name="P22"/>
      <text:p text:style-name="P22">ny-sw Hr @ri-@r pAy nb nA ktx.w (1.16) aAy.w n Kmt</text:p>
      <text:p text:style-name="P22"/>
      <text:p text:style-name="P22">mntk sw</text:p>
      <text:p text:style-name="P22"/>
      <text:p text:style-name="P22">ny-sw WArt</text:p>
      <text:p text:style-name="P22"/>
      <text:p text:style-name="P22">ns-sw.t MkAmar</text:p>
      <text:p text:style-name="P22"/>
      <text:p text:style-name="P22">ns-sw.t *AkAr-</text:p>
      <text:p text:style-name="P22"/>
      <text:p text:style-name="P22"><text:soft-page-break/>(1.17) -bar pA wr n KpnA</text:p>
      <text:p text:style-name="P22"/>
      <text:p text:style-name="P22">iw=f Dd.n=i</text:p>
      <text:p text:style-name="P22"/>
      <text:p text:style-name="P22">[i]n dns=k</text:p>
      <text:p text:style-name="P22"/>
      <text:p text:style-name="P22">[i]n mnxt=k</text:p>
      <text:p text:style-name="P5"/>
      <text:p text:style-name="P5"/>
      <text:p text:style-name="P5">it [is] of Nesubanebdjed.</text:p>
      <text:p text:style-name="P5"/>
      <text:p text:style-name="P14"><text:span text:style-name="T3">It [is] of Smendes, my lord, [and] the other [L </text:span><text:span text:style-name="T11">I.</text:span><text:span text:style-name="T3">179] </text:span><text:span text:style-name="T21">(1.16)</text:span><text:span text:style-name="T3"> great ones of Egypt.</text:span></text:p>
      <text:p text:style-name="P5"/>
      <text:p text:style-name="P5">It [is] yours.</text:p>
      <text:p text:style-name="P5"/>
      <text:p text:style-name="P14"><text:span text:style-name="T3">It [is] of [why spelled </text:span><text:span text:style-name="T25">-sw.t</text:span><text:span text:style-name="T3">?] Mekamar.</text:span></text:p>
      <text:p text:style-name="P5"/>
      <text:p text:style-name="P5">It [is] of Takar-</text:p>
      <text:p text:style-name="P5"/>
      <text:p text:style-name="P14"><text:span text:style-name="T21">(1.17)</text:span><text:span text:style-name="T3"> -bar, the chief of Kepna [Byblos].</text:span></text:p>
      <text:p text:style-name="P5"/>
      <text:p text:style-name="P5">Then he said to me:</text:p>
      <text:p text:style-name="P5"/>
      <text:p text:style-name="P5">Are you serious [“heavy”] [L <text:span text:style-name="T155">II.</text:span>251]?</text:p>
      <text:p text:style-name="P5"/>
      <text:p text:style-name="P5">[Or] are you joking [L <text:span text:style-name="T155">I.</text:span>189]?</text:p>
      <text:p text:style-name="P5"/>
      <text:p text:style-name="P5"/>
      <text:p text:style-name="P17">4/13/25</text:p>
      <text:p text:style-name="P5"/>
      <text:p text:style-name="P5"/>
      <text:p text:style-name="P22">xr ptr bw iri=i (1.18) am n tAy wSb.t DD=k n=i</text:p>
      <text:p text:style-name="P22"/>
      <text:p text:style-name="P22">hn [pA] iTAy iw ns-sw pAy=i tA pA hAy (1.19) r tAy=k br</text:p>
      <text:p text:style-name="P22"/>
      <text:p text:style-name="P22">mtw=f TAy pAy=k HD </text:p>
      <text:p text:style-name="P22"/>
      <text:p text:style-name="P22">wn iw=i [r] DbA=f n=k m pAy wDA</text:p>
      <text:p text:style-name="P22"/>
      <text:p text:style-name="P22">SAa=w (1.20) gmi.t pAy=k iTAy</text:p>
      <text:p text:style-name="P22"/>
      <text:p text:style-name="P22">yA ir pA iTAy i-TAy tw</text:p>
      <text:p text:style-name="P22"/>
      <text:p text:style-name="P22">mntk sw ns-sw (1.21) tAyk br</text:p>
      <text:p text:style-name="P5"/>
      <text:p text:style-name="P5"/>
      <text:p text:style-name="P14"><text:span text:style-name="T3">but look, I cannot </text:span><text:span text:style-name="T21">(1.18)</text:span><text:span text:style-name="T3"> understand [“to”] this request that you say to me.</text:span></text:p>
      <text:p text:style-name="P5"/>
      <text:p text:style-name="P14"><text:span text:style-name="T3">If [L </text:span><text:span text:style-name="T12">I.</text:span><text:span text:style-name="T3">289] the thief [L </text:span><text:span text:style-name="T12">I.</text:span><text:span text:style-name="T3">53] [were] of my land, that went down </text:span><text:span text:style-name="T21">(1.19)</text:span><text:span text:style-name="T3"> toward your ship [L </text:span><text:span text:style-name="T12">I.</text:span><text:span text:style-name="T3">136],</text:span></text:p>
      <text:p text:style-name="P5"/>
      <text:p text:style-name="P5"><text:soft-page-break/>and he had stolen your money,</text:p>
      <text:p text:style-name="P5"/>
      <text:p text:style-name="P5">I would replace it for you, of[?] the storehouse [L <text:span text:style-name="T156">I.</text:span>121].</text:p>
      <text:p text:style-name="P5"/>
      <text:p text:style-name="P14"><text:span text:style-name="T3">until [L </text:span><text:span text:style-name="T12">II.</text:span><text:span text:style-name="T3">107] </text:span><text:span text:style-name="T21">(1.20)</text:span><text:span text:style-name="T3"> the finding [of] your thief.</text:span></text:p>
      <text:p text:style-name="P5"/>
      <text:p text:style-name="P55"><text:span text:style-name="T3">[But] truly [L </text:span><text:span text:style-name="T12">I.</text:span><text:span text:style-name="T3">11], as for [L </text:span><text:span text:style-name="T12">I.</text:span><text:span text:style-name="T3">37] the thief that robbed [prosthetic </text:span><text:span text:style-name="T25">i-</text:span><text:span text:style-name="T3"> for relative] you,</text:span></text:p>
      <text:p text:style-name="P55"><text:span text:style-name="T3"/></text:p>
      <text:p text:style-name="P55"><text:span text:style-name="T3">he is of </text:span><text:span text:style-name="T21">(1.21)</text:span><text:span text:style-name="T3"> your ship.</text:span></text:p>
      <text:p text:style-name="P5"/>
      <text:p text:style-name="P5"/>
      <text:p text:style-name="P17">4/27/25</text:p>
      <text:p text:style-name="P5"/>
      <text:p text:style-name="P5"/>
      <text:p text:style-name="P22">i-ir nhy hrw.w d(y) r qr=i</text:p>
      <text:p text:style-name="P22"/>
      <text:p text:style-name="P14"><text:span text:style-name="T25">wxA</text:span><text:span text:style-name="T26">=</text:span><text:span text:style-name="T25">i sw</text:span></text:p>
      <text:p text:style-name="P22"/>
      <text:p text:style-name="P14"><text:span text:style-name="T25">iw=i </text:span><text:span text:style-name="T32">(Hr)</text:span><text:span text:style-name="T25"> iry.t hrw 9</text:span></text:p>
      <text:p text:style-name="P22"/>
      <text:p text:style-name="P14"><text:span text:style-name="T25">iw=i mni</text:span><text:span text:style-name="T34">.tw</text:span><text:span text:style-name="T36"> (1.22) [</text:span><text:span text:style-name="T25">Hr] tAy=f mr</text:span></text:p>
      <text:p text:style-name="P22"/>
      <text:p text:style-name="P14"><text:span text:style-name="T25">iw=i </text:span><text:span text:style-name="T32">(Hr)</text:span><text:span text:style-name="T25"> Smi.t r-qr=f</text:span></text:p>
      <text:p text:style-name="P22"/>
      <text:p text:style-name="P14"><text:span text:style-name="T25">iw=i </text:span><text:span text:style-name="T32">(Hr)</text:span><text:span text:style-name="T25"> DD n=f</text:span></text:p>
      <text:p text:style-name="P22"/>
      <text:p text:style-name="P29"><text:span text:style-name="T25">mk bw-pw=k gm</text:span><text:span text:style-name="T27">y</text:span><text:span text:style-name="T25">.(t) pAy=i HD</text:span></text:p>
      <text:p text:style-name="P23"/>
      <text:p text:style-name="P30"><text:span text:style-name="T29">(1.23) </text:span><text:span text:style-name="T46">[…]</text:span><text:span text:style-name="T25">=k wi </text:span><text:span text:style-name="T32">[</text:span><text:span text:style-name="T28">ir</text:span><text:span text:style-name="T32">]</text:span><text:span text:style-name="T28">m </text:span><text:span text:style-name="T32">[</text:span><text:span text:style-name="T28">nAy</text:span><text:span text:style-name="T32">]</text:span><text:span text:style-name="T28"> hr</text:span><text:span text:style-name="T32">[</text:span><text:span text:style-name="T28">y.</text:span><text:span text:style-name="T31">w]</text:span><text:span text:style-name="T30"> mnS</text:span><text:span text:style-name="T32"> irm nA</text:span><text:span text:style-name="T33">.w</text:span><text:span text:style-name="T32"> Sm &lt;r&gt; [ym]</text:span></text:p>
      <text:p text:style-name="P5"/>
      <text:p text:style-name="P5"/>
      <text:p text:style-name="P14"><text:span text:style-name="T3">Spend [prosthetic </text:span><text:span text:style-name="T25">i-</text:span><text:span text:style-name="T3"> for imperative] a few [L </text:span><text:span text:style-name="T13">I.</text:span><text:span text:style-name="T3">240] days here [L </text:span><text:span text:style-name="T13">II.</text:span><text:span text:style-name="T3">241] next to [L </text:span><text:span text:style-name="T14">II.</text:span><text:span text:style-name="T3">155] me.</text:span></text:p>
      <text:p text:style-name="P5"/>
      <text:p text:style-name="P5">I will se<text:span text:style-name="T44">ek</text:span> him.</text:p>
      <text:p text:style-name="P5"/>
      <text:p text:style-name="P5">[Then] I am spending 9 days;</text:p>
      <text:p text:style-name="P5"/>
      <text:p text:style-name="P15"><text:span text:style-name="T3">I am mooring </text:span><text:span text:style-name="T5">[</text:span><text:span text:style-name="T47">tw</text:span><text:span text:style-name="T5"> as stative marker] </text:span><text:span text:style-name="T21">(1.22)</text:span><text:span text:style-name="T3"> [in] his harbor</text:span><text:span text:style-name="T5"> [L </text:span><text:span text:style-name="T14">II.</text:span><text:span text:style-name="T5">192; not </text:span><text:span text:style-name="T47">mry.t</text:span><text:span text:style-name="T5"> on L </text:span><text:span text:style-name="T14">I.</text:span><text:span text:style-name="T5">193]</text:span><text:span text:style-name="T3">;</text:span></text:p>
      <text:p text:style-name="P5"/>
      <text:p text:style-name="P5">I am going [around] next to him.</text:p>
      <text:p text:style-name="P5"/>
      <text:p text:style-name="P5">[Then] I am saying to him:</text:p>
      <text:p text:style-name="P5"/>
      <text:p text:style-name="P8">Look, there is no finding by you [of] my money.</text:p>
      <text:p text:style-name="P8"/>
      <text:p text:style-name="P20">(1.23)<text:span text:style-name="T37"> </text:span><text:span text:style-name="T38">[…</text:span><text:span text:style-name="T39">] [you</text:span><text:span text:style-name="T38">…]</text:span><text:span text:style-name="T39"> me with</text:span><text:span text:style-name="T40"> those </text:span><text:span text:style-name="T41">captains [of] the ships [L </text:span><text:span text:style-name="T43">I.</text:span><text:span text:style-name="T41">189], with those</text:span><text:span text:style-name="T42"> that go [by] sea.</text:span></text:p>
      <text:p text:style-name="P5"/>
      <text:p text:style-name="P5"/>
      <text:p text:style-name="P17"><text:soft-page-break/>5/1<text:span text:style-name="T54">8</text:span>/25</text:p>
      <text:p text:style-name="P5"/>
      <text:p text:style-name="P5"/>
      <text:p text:style-name="P24">iw=f (Hr) Dd n=i</text:p>
      <text:p text:style-name="P24"/>
      <text:p text:style-name="P25">gr <text:span text:style-name="T56">[</text:span>tw<text:span text:style-name="T56">]</text:span><text:span text:style-name="T57"> (1.24)</text:span> <text:span text:style-name="T58">[…] </text:span><text:span text:style-name="T48">[</text:span><text:span text:style-name="T50">sD]</text:span><text:span text:style-name="T49">m </text:span><text:span text:style-name="T50">pA […] [sD]m tA[y=i md.t]</text:span></text:p>
      <text:p text:style-name="P32"/>
      <text:p text:style-name="P26"><text:span text:style-name="T50">[…</text:span><text:span text:style-name="T45">]i Dd=i n=k</text:span></text:p>
      <text:p text:style-name="P26"/>
      <text:p text:style-name="P27">iw m ir<text:span text:style-name="T59">[</text:span><text:span text:style-name="T67">i</text:span><text:span text:style-name="T59">…] </text:span><text:span text:style-name="T67">(1.25) </text:span><text:span text:style-name="T68">[…]</text:span><text:span text:style-name="T59"> </text:span><text:span text:style-name="T60">[</text:span><text:span text:style-name="T59">pA</text:span><text:span text:style-name="T60">] nty.iw=k </text:span><text:span text:style-name="T61">i[m]</text:span></text:p>
      <text:p text:style-name="P27"/>
      <text:p text:style-name="P28"><text:span text:style-name="T61">iw=k </text:span><text:span text:style-name="T70">(r)</text:span><text:span text:style-name="T61"> [</text:span><text:span text:style-name="T64">mH</text:span><text:span text:style-name="T61"> m n]Ay.w</text:span><text:span text:style-name="T59"> </text:span><text:span text:style-name="T61">k</text:span><text:span text:style-name="T65">r</text:span><text:span text:style-name="T61">[…-.</text:span><text:span text:style-name="T65">w</text:span><text:span text:style-name="T62">] </text:span><text:span text:style-name="T63">mtw=k </text:span><text:span text:style-name="T64">mH</text:span><text:span text:style-name="T63"> mi […]</text:span></text:p>
      <text:p text:style-name="P28"/>
      <text:p text:style-name="P28"><text:span text:style-name="T70">(1.26) </text:span><text:span text:style-name="T73">Saa.w Smi.t (r) wxA pAy.w iTAy </text:span><text:span text:style-name="T74">i-TAi </text:span><text:span text:style-name="T75">(sn) […]</text:span></text:p>
      <text:p text:style-name="P5"/>
      <text:p text:style-name="P5"/>
      <text:p text:style-name="P9">[Then] he is saying to me:</text:p>
      <text:p text:style-name="P9"/>
      <text:p text:style-name="P10">You [be] quiet! <text:span text:style-name="T22">(1.24)</text:span> […] <text:span text:style-name="T66">[hea]r the […] [hea]r the[se words of mine].</text:span></text:p>
      <text:p text:style-name="P10"/>
      <text:p text:style-name="P11">[…] I am saying to you:</text:p>
      <text:p text:style-name="P11"/>
      <text:p text:style-name="P12">Do not d[o…] <text:span text:style-name="T22">(1.25)</text:span> <text:span text:style-name="T68">[…] </text:span><text:span text:style-name="T69">[</text:span>that<text:span text:style-name="T69">]</text:span> wh<text:span text:style-name="T69">ere you are [“which you are therein”].</text:span></text:p>
      <text:p text:style-name="P12"/>
      <text:p text:style-name="P13">You <text:span text:style-name="T71">(</text:span>will<text:span text:style-name="T71">)</text:span> <text:span text:style-name="T71">[</text:span>seize <text:span text:style-name="T72">in </text:span>th]eir <text:span text:style-name="T72">boa[ts] and seize like[?] […]</text:span></text:p>
      <text:p text:style-name="P13"/>
      <text:p text:style-name="P13"><text:span text:style-name="T22">(1.26)</text:span> <text:span text:style-name="T73">They began to go [to] seek their thief, </text:span><text:span text:style-name="T76">which took […] </text:span><text:span text:style-name="T78">[</text:span><text:span text:style-name="T17">many lacunae</text:span><text:span text:style-name="T78">]</text:span></text:p>
      <text:p text:style-name="P13"/>
      <text:p text:style-name="P7"/>
      <text:p text:style-name="P19"><text:span text:style-name="T55">6</text:span>/1/25</text:p>
      <text:p text:style-name="P6"/>
      <text:p text:style-name="P6"/>
      <text:p text:style-name="P33"><text:span text:style-name="T51">(1.30) </text:span><text:span text:style-name="T52">[b]r</text:span><text:span text:style-name="T53">.t</text:span></text:p>
      <text:p text:style-name="P33"><text:span text:style-name="T52"/></text:p>
      <text:p text:style-name="P34"><text:span text:style-name="T45">iw=i (Hr)</text:span><text:span text:style-name="T53"> </text:span><text:span text:style-name="T45">gmy HD </text:span><text:span text:style-name="T53">dbn</text:span><text:span text:style-name="T45"> 30 im=s</text:span></text:p>
      <text:p text:style-name="P34"/>
      <text:p text:style-name="P34">iw=i (Hr)<text:span text:style-name="T86"> </text:span>mH im[.w <text:s/><text:span text:style-name="T61">…</text:span><text:span text:style-name="T80">]</text:span></text:p>
      <text:p text:style-name="P34"/>
      <text:p text:style-name="P35">(1.31) <text:span text:style-name="T81">pAy.tn </text:span><text:span text:style-name="T88">HD</text:span></text:p>
      <text:p text:style-name="P35"/>
      <text:p text:style-name="P36"><text:span text:style-name="T81">iw=f </text:span><text:span text:style-name="T89">wAH</text:span><text:span text:style-name="T82"> m-di</text:span><text:span text:style-name="T89">=i</text:span><text:span text:style-name="T82"> </text:span><text:span text:style-name="T135">(r)</text:span><text:span text:style-name="T134">-</text:span><text:span text:style-name="T82">sxA [</text:span><text:span text:style-name="T135">r</text:span><text:span text:style-name="T82">] </text:span><text:span text:style-name="T135">i-</text:span><text:span text:style-name="T82">ir</text:span><text:span text:style-name="T135">i</text:span><text:span text:style-name="T82">.</text:span><text:span text:style-name="T135">t</text:span><text:span text:style-name="T82"> tn gmy.</text:span><text:span text:style-name="T135">t</text:span><text:span text:style-name="T82"> </text:span><text:span text:style-name="T83">pA [</text:span><text:span text:style-name="T61">…</text:span><text:span text:style-name="T83">] (1.32) </text:span><text:span text:style-name="T85">iT</text:span><text:span text:style-name="T84">Ay sw</text:span></text:p>
      <text:p text:style-name="P36"/>
      <text:p text:style-name="P36"><text:span text:style-name="T84">bw-pw </text:span><text:span text:style-name="T85">iTA[y] tn</text:span></text:p>
      <text:p text:style-name="P36"/>
      <text:p text:style-name="P37">iw=i r iTA=f <text:span text:style-name="T143">wpw m</text:span><text:span text:style-name="T146">n</text:span><text:span text:style-name="T143">tn iw […</text:span><text:span text:style-name="T146">w</text:span><text:span text:style-name="T143">]</text:span><text:span text:style-name="T146">=</text:span><text:span text:style-name="T143">i</text:span><text:span text:style-name="T146">[?]</text:span><text:span text:style-name="T143"> r </text:span><text:span text:style-name="T144">[…]</text:span></text:p>
      <text:p text:style-name="P38"/>
      <text:p text:style-name="P39">(1.33) iw=w <text:span text:style-name="T148">(Hr) </text:span>Smi.t n=w</text:p>
      <text:p text:style-name="P39"/>
      <text:p text:style-name="P39">iw=i <text:span text:style-name="T150">(Hr) </text:span>Hb.t n=i […] <text:span text:style-name="T151">i</text:span>m<text:span text:style-name="T151">A</text:span>w <text:span text:style-name="T152">[Hr] </text:span>sp.<text:span text:style-name="T152">t [n]</text:span> pA <text:span text:style-name="T152">ym </text:span><text:span text:style-name="T153">[m] tA mry.t n Kpny</text:span></text:p>
      <text:p text:style-name="P39"/>
      <text:p text:style-name="P40">iw [<text:span text:style-name="T144">…</text:span>] (1.34) [<text:span text:style-name="T144">…</text:span>] Imn-<text:span text:style-name="T158">t</text:span>A-<text:span text:style-name="T158">M</text:span>i.t</text:p>
      <text:p text:style-name="P40"><text:soft-page-break/></text:p>
      <text:p text:style-name="P41">iw=i <text:span text:style-name="T159">(Hr) r</text:span>di.t <text:span text:style-name="T159">x.wt</text:span>=f m-<text:span text:style-name="T159">Xnw</text:span>=f</text:p>
      <text:p text:style-name="P41"/>
      <text:p text:style-name="P42">iw pA wr n Kpny <text:span text:style-name="T160">hAb n=i r Dd</text:span></text:p>
      <text:p text:style-name="P42"/>
      <text:p text:style-name="P43">i-r<text:span text:style-name="T171">w</text:span><text:span text:style-name="T172">i</text:span><text:span text:style-name="T171"> </text:span>tw<text:span text:style-name="T171">=k</text:span> m (1.35) <text:span text:style-name="T161">tAy mry.t</text:span></text:p>
      <text:p text:style-name="P43"/>
      <text:p text:style-name="P44">iw=i (Hr) hAb n=f <text:span text:style-name="T162">r Dd</text:span></text:p>
      <text:p text:style-name="P44"/>
      <text:p text:style-name="P45">i-i[r] [<text:span text:style-name="T144">…</text:span>] tn<text:span text:style-name="T173">w</text:span> <text:span text:style-name="T163">[</text:span><text:span text:style-name="T144">…</text:span><text:span text:style-name="T163">] [n </text:span><text:span text:style-name="T144">…</text:span><text:span text:style-name="T163">]=i[?] (Hr) Sm[i.t]</text:span></text:p>
      <text:p text:style-name="P45"/>
      <text:p text:style-name="P47"><text:span text:style-name="T163">(1.36) [</text:span><text:span text:style-name="T144">…</text:span><text:span text:style-name="T163">] </text:span><text:span text:style-name="T164">ir [</text:span><text:span text:style-name="T144">…</text:span><text:span text:style-name="T164">] r </text:span><text:span text:style-name="T174">Xni</text:span><text:span text:style-name="T177">(</text:span><text:span text:style-name="T179">=</text:span><text:span text:style-name="T177">i)</text:span><text:span text:style-name="T174"> </text:span><text:span text:style-name="T175">tw</text:span></text:p>
      <text:p text:style-name="P47"/>
      <text:p text:style-name="P47"><text:span text:style-name="T164">im</text:span><text:span text:style-name="T176">i</text:span><text:span text:style-name="T174"> </text:span><text:span text:style-name="T164">T</text:span><text:span text:style-name="T181">A</text:span><text:span text:style-name="T178">y</text:span><text:span text:style-name="T177">(</text:span><text:span text:style-name="T179">=</text:span><text:span text:style-name="T177">i)</text:span><text:span text:style-name="T164"> (1.37) </text:span><text:span text:style-name="T165">tw r Km</text:span><text:span text:style-name="T180">[</text:span><text:span text:style-name="T165">.t </text:span><text:span text:style-name="T179">an</text:span><text:span text:style-name="T180">]</text:span><text:span text:style-name="T183"> </text:span></text:p>
      <text:p text:style-name="P46"/>
      <text:p text:style-name="P48">iw=i <text:span text:style-name="T181">(Hr</text:span><text:span text:style-name="T182">)</text:span> <text:span text:style-name="T182">iri.t </text:span>hr.w 29 n tAy=f mry.t</text:p>
      <text:p text:style-name="P48"/>
      <text:p text:style-name="P48"><text:span text:style-name="T185">[</text:span>iw<text:span text:style-name="T185">] </text:span>i-ir=f<text:span text:style-name="T166"> nw </text:span><text:span text:style-name="T184">(Hr) </text:span><text:span text:style-name="T166">hAb n=i m</text:span><text:span text:style-name="T185">-</text:span><text:span text:style-name="T166">mnt r Dd</text:span></text:p>
      <text:p text:style-name="P48"/>
      <text:p text:style-name="P50">i<text:span text:style-name="T186">-</text:span>r<text:span text:style-name="T186">wi</text:span> (1.38)<text:span text:style-name="T167"> tw=k</text:span><text:span text:style-name="T188"> [m]</text:span><text:span text:style-name="T167"> tAy=i mry.t</text:span></text:p>
      <text:p text:style-name="P50"/>
      <text:p text:style-name="P50"><text:span text:style-name="T168">xr</text:span><text:span text:style-name="T186">-ir</text:span><text:span text:style-name="T168"> sw </text:span><text:span text:style-name="T187">(Hr) w</text:span><text:span text:style-name="T168">dn </text:span><text:span text:style-name="T187">[n] </text:span><text:span text:style-name="T168">nAy=f ntr.w</text:span></text:p>
      <text:p text:style-name="P49"/>
      <text:p text:style-name="P51">iw pA ntr <text:span text:style-name="T189">(Hr) </text:span>tA<text:span text:style-name="T189">y.t</text:span> <text:span text:style-name="T189">w</text:span>a<text:span text:style-name="T189"> a</text:span>Dd<text:span text:style-name="T190"> aA [m]</text:span><text:span text:style-name="T169"> nAy=f (1.39) aDd</text:span><text:span text:style-name="T190">.w</text:span><text:span text:style-name="T170"> aA.w</text:span></text:p>
      <text:p text:style-name="P52"/>
      <text:p text:style-name="P53">iw=f <text:span text:style-name="T191">(Hr) rdi.t=f [m]</text:span> xAw.t</text:p>
      <text:p text:style-name="P53"/>
      <text:p text:style-name="P54">iw=f (Hr) Dd.n=f</text:p>
      <text:p text:style-name="P54"/>
      <text:p text:style-name="P54">in pA ntr r<text:span text:style-name="T192">-</text:span>Hr<text:span text:style-name="T192">y</text:span></text:p>
      <text:p text:style-name="P54"/>
      <text:p text:style-name="P54">in pA<text:span text:style-name="T193"> wpwty nty xr=f</text:span></text:p>
      <text:p text:style-name="P6"/>
      <text:p text:style-name="P6"/>
      <text:p text:style-name="P7"><text:span text:style-name="T77">[</text:span><text:span text:style-name="T18">skipping ahead:</text:span><text:span text:style-name="T79">]</text:span><text:span text:style-name="T77"> </text:span><text:span text:style-name="T23">(1.30)</text:span><text:span text:style-name="T77"> </text:span><text:span text:style-name="T86">[</text:span><text:span text:style-name="T77">…</text:span><text:span text:style-name="T86">b]arge.</text:span></text:p>
      <text:p text:style-name="P7"/>
      <text:p text:style-name="P58">Then I am finding 30 <text:span text:style-name="T16">deben</text:span> of silver in it.</text:p>
      <text:p text:style-name="P58"/>
      <text:p text:style-name="P57"><text:span text:style-name="T87">Then I am grasping </text:span><text:span text:style-name="T90">t</text:span><text:span text:style-name="T92">he[m</text:span><text:span text:style-name="T100">]</text:span><text:span text:style-name="T92"> </text:span><text:span text:style-name="T100">[</text:span><text:span text:style-name="T93">…</text:span><text:span text:style-name="T92">]</text:span></text:p>
      <text:p text:style-name="P57"><text:span text:style-name="T92"/></text:p>
      <text:p text:style-name="P59"><text:span text:style-name="T94">(1.31)</text:span><text:span text:style-name="T91"> my money,</text:span></text:p>
      <text:p text:style-name="P59"/>
      <text:p text:style-name="P60"><text:span text:style-name="T136">t</text:span>hen he <text:span text:style-name="T133">stay</text:span><text:span text:style-name="T136">s</text:span><text:span text:style-name="T133"> at my side, </text:span><text:span text:style-name="T136">until [prosthetic </text:span><text:span text:style-name="T137">-i</text:span><text:span text:style-name="T136"> for relative] making the finding of the </text:span><text:span text:style-name="T139">[…] </text:span><text:span text:style-name="T24">(1.32)</text:span><text:span text:style-name="T142"> </text:span><text:span text:style-name="T139">thief, </text:span><text:span text:style-name="T140">him</text:span><text:span text:style-name="T141">[?]</text:span><text:span text:style-name="T140">.</text:span></text:p>
      <text:p text:style-name="P60"/>
      <text:p text:style-name="Standard">You weren’t robbed [“There was not robbing of you”].</text:p>
      <text:p text:style-name="Standard"/>
      <text:p text:style-name="Standard">I would[?] seize him <text:span text:style-name="T147">but </text:span><text:span text:style-name="T149">[L </text:span><text:span text:style-name="T157">I.</text:span><text:span text:style-name="T149">99]</text:span><text:span text:style-name="T147"> you [</text:span><text:span text:style-name="T93">…</text:span><text:span text:style-name="T101">] I [</text:span><text:span text:style-name="T93">…</text:span><text:span text:style-name="T101">]</text:span></text:p>
      <text:p text:style-name="P61"><text:span text:style-name="T101"/></text:p>
      <text:p text:style-name="P62"><text:span text:style-name="T22">(1.33)</text:span> Then they were going to them.</text:p>
      <text:p text:style-name="P62"/>
      <text:p text:style-name="P65"><text:soft-page-break/>Then I am holding celebration [L <text:span text:style-name="T157">I.</text:span>307] <text:span text:style-name="T152">for myself [</text:span><text:span text:style-name="T93">…</text:span><text:span text:style-name="T102">] </text:span><text:span text:style-name="T103">pavilion</text:span><text:span text:style-name="T102"> [L </text:span><text:span text:style-name="T105">I.</text:span><text:span text:style-name="T103">29]</text:span><text:span text:style-name="T102">, </text:span><text:span text:style-name="T103">[on] the coastline [“border”, “rim”] [L </text:span><text:span text:style-name="T105">II.</text:span><text:span text:style-name="T103">31] [of] the sea </text:span><text:span text:style-name="T104">of Byblos.</text:span></text:p>
      <text:p text:style-name="P65"><text:span text:style-name="T104"/></text:p>
      <text:p text:style-name="P65"><text:span text:style-name="T91">Then </text:span><text:span text:style-name="T130">[</text:span><text:span text:style-name="T107">…</text:span><text:span text:style-name="T108">] </text:span><text:span text:style-name="T96">(1.34)</text:span><text:span text:style-name="T109"> Amun-of-the-Road.</text:span></text:p>
      <text:p text:style-name="P65"><text:span text:style-name="T109"/></text:p>
      <text:p text:style-name="P65"><text:span text:style-name="T109">I </text:span><text:span text:style-name="T106">am placing his goods in its interior.</text:span></text:p>
      <text:p text:style-name="P65"><text:span text:style-name="T106"/></text:p>
      <text:p text:style-name="P66"><text:span text:style-name="T106">Then the chief of Byblos is </text:span><text:span text:style-name="T111">writing </text:span><text:span text:style-name="T112">[L I.286] </text:span><text:span text:style-name="T111">to me, saying:</text:span></text:p>
      <text:p text:style-name="P66"><text:span text:style-name="T111"/></text:p>
      <text:p text:style-name="P67"><text:span text:style-name="T114">Banish</text:span><text:span text:style-name="T106"> </text:span><text:span text:style-name="T113">[prosthetic </text:span><text:span text:style-name="T138">-i</text:span><text:span text:style-name="T113"> for imperative] </text:span><text:span text:style-name="T106">[L </text:span><text:span text:style-name="T113">I.</text:span><text:span text:style-name="T114">267</text:span><text:span text:style-name="T106">] yourself </text:span><text:span text:style-name="T95">(1.35)</text:span><text:span text:style-name="T106"> from</text:span><text:span text:style-name="T114">[?]</text:span><text:span text:style-name="T106"> my harbor!</text:span></text:p>
      <text:p text:style-name="P67"><text:span text:style-name="T106"/></text:p>
      <text:p text:style-name="P68"><text:span text:style-name="T106">Then I am writing to him:</text:span></text:p>
      <text:p text:style-name="P68"><text:span text:style-name="T106"/></text:p>
      <text:p text:style-name="P69"><text:span text:style-name="T106">Do </text:span><text:span text:style-name="T113">[prosthetic </text:span><text:span text:style-name="T138">-i</text:span><text:span text:style-name="T113"> for imperative</text:span><text:span text:style-name="T123">?</text:span><text:span text:style-name="T113">]</text:span><text:span text:style-name="T106"> [</text:span><text:span text:style-name="T107">…</text:span><text:span text:style-name="T115">] </text:span><text:span text:style-name="T116">where [</text:span><text:span text:style-name="T107">…</text:span><text:span text:style-name="T116">] [to</text:span><text:span text:style-name="T107">…</text:span><text:span text:style-name="T116">] I[?] am goi[ng].</text:span></text:p>
      <text:p text:style-name="P69"><text:span text:style-name="T116"/></text:p>
      <text:p text:style-name="P70"><text:span text:style-name="T98">(</text:span><text:span text:style-name="T95">1.36)</text:span><text:span text:style-name="T106"> [</text:span><text:span text:style-name="T107">…</text:span><text:span text:style-name="T106">] do [</text:span><text:span text:style-name="T107">…</text:span><text:span text:style-name="T106">] </text:span><text:span text:style-name="T117">will </text:span><text:span text:style-name="T119">I be</text:span><text:span text:style-name="T117"> row</text:span><text:span text:style-name="T119">ed</text:span><text:span text:style-name="T117"> [L I.382]</text:span><text:span text:style-name="T118">.</text:span></text:p>
      <text:p text:style-name="P70"><text:span text:style-name="T118"/></text:p>
      <text:p text:style-name="P71"><text:span text:style-name="T118">C</text:span><text:span text:style-name="T106">ause [L I.26] that </text:span><text:span text:style-name="T119">I be</text:span><text:span text:style-name="T106"> take</text:span><text:span text:style-name="T119">n</text:span><text:span text:style-name="T106"> [L II.224] </text:span><text:span text:style-name="T97">(1.37)</text:span><text:span text:style-name="T122"> </text:span><text:span text:style-name="T127">t</text:span><text:span text:style-name="T120">o</text:span><text:span text:style-name="T121"> </text:span><text:span text:style-name="T120">Eg</text:span><text:span text:style-name="T121">[</text:span><text:span text:style-name="T120">ypt, now!</text:span><text:span text:style-name="T121">]</text:span></text:p>
      <text:p text:style-name="P71"><text:span text:style-name="T120"/></text:p>
      <text:p text:style-name="P72"><text:span text:style-name="T120">T</text:span><text:span text:style-name="T106">hen I am spending 29 days in his harbor</text:span><text:span text:style-name="T123">,</text:span></text:p>
      <text:p text:style-name="P72"><text:span text:style-name="T123"/></text:p>
      <text:p text:style-name="P73"><text:span text:style-name="T106">in which he spends [</text:span><text:span text:style-name="T113">prosthetic </text:span><text:span text:style-name="T138">-i</text:span><text:span text:style-name="T113"> </text:span><text:span text:style-name="T106">for relative] [the] time</text:span><text:span text:style-name="T124"> in writing to me, daily, saying:</text:span></text:p>
      <text:p text:style-name="P73"><text:span text:style-name="T124"/></text:p>
      <text:p text:style-name="P74"><text:span text:style-name="T124">B</text:span><text:span text:style-name="T106">anish </text:span><text:span text:style-name="T95">(1.38)</text:span><text:span text:style-name="T106"> yourself from my harbor!</text:span></text:p>
      <text:p text:style-name="P74"><text:span text:style-name="T106"/></text:p>
      <text:p text:style-name="P74"><text:span text:style-name="T106">Then</text:span><text:span text:style-name="T125">[?] he is making offerings </text:span><text:span text:style-name="T126">[to]</text:span><text:span text:style-name="T125"> his gods.</text:span></text:p>
      <text:p text:style-name="P74"><text:span text:style-name="T125"/></text:p>
      <text:p text:style-name="P75"><text:span text:style-name="T125">T</text:span><text:span text:style-name="T106">hen the god was taking a grown youth [from] among his </text:span><text:span text:style-name="T99">(1.39)</text:span><text:span text:style-name="T127"> </text:span><text:span text:style-name="T106">grown youths</text:span><text:span text:style-name="T127">.</text:span></text:p>
      <text:p text:style-name="P75"><text:span text:style-name="T127"/></text:p>
      <text:p text:style-name="P76"><text:span text:style-name="T106">Then</text:span><text:span text:style-name="T128"> he was working himself </text:span><text:span text:style-name="T129">[</text:span><text:span text:style-name="T128">into</text:span><text:span text:style-name="T129">]</text:span><text:span text:style-name="T128"> fit</text:span><text:span text:style-name="T129">s.</text:span></text:p>
      <text:p text:style-name="P76"><text:span text:style-name="T129"/></text:p>
      <text:p text:style-name="P77"><text:span text:style-name="T129">T</text:span><text:span text:style-name="T106">hen he was saying to him:</text:span></text:p>
      <text:p text:style-name="P77"><text:span text:style-name="T106"/></text:p>
      <text:p text:style-name="P77"><text:span text:style-name="T106">Bring up the god!</text:span></text:p>
      <text:p text:style-name="P77"><text:span text:style-name="T106"/></text:p>
      <text:p text:style-name="P78"><text:span text:style-name="T106">Bring up the messenger who is overseeing [“upon”] it.</text:span></text:p>
      <text:p text:style-name="P63"><text:span text:style-name="T110"/></text:p>
      <text:p text:style-name="P63"><text:span text:style-name="T110"/></text:p>
      <text:p text:style-name="P64"><text:span text:style-name="T131">6</text:span><text:span text:style-name="T91">/1</text:span><text:span text:style-name="T131">5</text:span><text:span text:style-name="T91">/2</text:span><text:span text:style-name="T132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The Story of Wenamun</text:p>
            </table:table-cell>
            <table:table-cell table:style-name="Table1.A1" office:value-type="string">
              <text:p text:style-name="MP3"><text:page-number text:select-page="current">10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455</meta:editing-cycles>
    <meta:print-date>2025-02-09T21:44:00</meta:print-date>
    <meta:creation-date>2025-01-12T21:03:00</meta:creation-date>
    <dc:date>2025-06-03T00:06:40.697634277</dc:date>
    <meta:editing-duration>P3DT13H34M41S</meta:editing-duration>
    <meta:generator>LibreOffice/7.3.7.2$Linux_X86_64 LibreOffice_project/30$Build-2</meta:generator>
    <meta:document-statistic meta:table-count="1" meta:image-count="0" meta:object-count="0" meta:page-count="10" meta:paragraph-count="197" meta:word-count="1771" meta:character-count="9325" meta:non-whitespace-character-count="7743"/>
    <meta:user-defined meta:name="AppVersion">16.0000</meta:user-defined>
    <meta:template xlink:type="simple" xlink:actuate="onRequest" xlink:title="Normal" xlink:href=""/>
  </office:meta>
</office:document-meta>
</file>